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Text_20_body" style:list-style-name="L1">
      <style:paragraph-properties fo:padding="0.0193in" fo:border="0.0008in solid #d9d9e3"/>
    </style:style>
    <style:style style:name="P3" style:family="paragraph" style:parent-style-name="Text_20_body" style:list-style-name="L2">
      <style:paragraph-properties fo:padding="0.0193in" fo:border="0.0008in solid #d9d9e3"/>
    </style:style>
    <style:style style:name="P4" style:family="paragraph" style:parent-style-name="Text_20_body" style:list-style-name="L3">
      <style:paragraph-properties fo:padding="0.0193in" fo:border="0.0008in solid #d9d9e3"/>
    </style:style>
    <style:style style:name="P5" style:family="paragraph" style:parent-style-name="Text_20_body" style:list-style-name="L4">
      <style:paragraph-properties fo:padding="0.0193in" fo:border="0.0008in solid #d9d9e3"/>
    </style:style>
    <style:style style:name="P6" style:family="paragraph" style:parent-style-name="Text_20_body" style:list-style-name="L5">
      <style:paragraph-properties fo:padding="0.0193in" fo:border="0.0008in solid #d9d9e3"/>
    </style:style>
    <style:style style:name="P7" style:family="paragraph" style:parent-style-name="Text_20_body" style:list-style-name="L6">
      <style:paragraph-properties fo:padding="0.0193in" fo:border="0.0008in solid #d9d9e3"/>
    </style:style>
    <style:style style:name="P8" style:family="paragraph" style:parent-style-name="Text_20_body" style:list-style-name="L7">
      <style:paragraph-properties fo:padding="0.0193in" fo:border="0.0008in solid #d9d9e3"/>
    </style:style>
    <style:style style:name="P9" style:family="paragraph" style:parent-style-name="Text_20_body" style:list-style-name="L1">
      <style:paragraph-properties fo:margin-top="0in" fo:margin-bottom="0in" fo:padding="0.0193in" fo:border="0.0008in solid #d9d9e3"/>
    </style:style>
    <style:style style:name="P10" style:family="paragraph" style:parent-style-name="Text_20_body" style:list-style-name="L2">
      <style:paragraph-properties fo:margin-top="0in" fo:margin-bottom="0in" fo:padding="0.0193in" fo:border="0.0008in solid #d9d9e3"/>
    </style:style>
    <style:style style:name="P11" style:family="paragraph" style:parent-style-name="Text_20_body" style:list-style-name="L3">
      <style:paragraph-properties fo:margin-top="0in" fo:margin-bottom="0in" fo:padding="0.0193in" fo:border="0.0008in solid #d9d9e3"/>
    </style:style>
    <style:style style:name="P12" style:family="paragraph" style:parent-style-name="Text_20_body" style:list-style-name="L4">
      <style:paragraph-properties fo:margin-top="0in" fo:margin-bottom="0in" fo:padding="0.0193in" fo:border="0.0008in solid #d9d9e3"/>
    </style:style>
    <style:style style:name="P13" style:family="paragraph" style:parent-style-name="Text_20_body" style:list-style-name="L5">
      <style:paragraph-properties fo:margin-top="0in" fo:margin-bottom="0in" fo:padding="0.0193in" fo:border="0.0008in solid #d9d9e3"/>
    </style:style>
    <style:style style:name="P14" style:family="paragraph" style:parent-style-name="Text_20_body" style:list-style-name="L6">
      <style:paragraph-properties fo:margin-top="0in" fo:margin-bottom="0in" fo:padding="0.0193in" fo:border="0.0008in solid #d9d9e3"/>
    </style:style>
    <style:style style:name="P15" style:family="paragraph" style:parent-style-name="Text_20_body" style:list-style-name="L7">
      <style:paragraph-properties fo:margin-top="0in" fo:margin-bottom="0in" fo:padding="0.0193in" fo:border="0.0008in solid #d9d9e3"/>
    </style:style>
    <style:style style:name="P16" style:family="paragraph" style:parent-style-name="Heading_20_2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 text:start-value="7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 text:start-value="10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 text:start-value="13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 text:start-value="15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 text:start-value="17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онечно, создание полноценного учебника по React требует обширного объема информации. Вот структура, которую можно использовать в качестве основы для такого учебника:</text:p>
      <text:h text:style-name="P16" text:outline-level="2">Часть 1: Введение в React</text:h>
      <text:list xml:id="list7622767866243436639" text:style-name="L1">
        <text:list-item>
          <text:p text:style-name="P2"><text:span text:style-name="Strong_20_Emphasis">Введение в React</text:span></text:p>
          <text:list>
            <text:list-item>
              <text:p text:style-name="P9">Обзор React и его основных принципов</text:p>
            </text:list-item>
            <text:list-item>
              <text:p text:style-name="P9">Преимущества использования React для разработки веб-приложений</text:p>
            </text:list-item>
          </text:list>
        </text:list-item>
        <text:list-item>
          <text:p text:style-name="P2"><text:span text:style-name="Strong_20_Emphasis">Основы JSX</text:span></text:p>
          <text:list>
            <text:list-item>
              <text:p text:style-name="P9">Что такое JSX и как он интегрируется с React</text:p>
            </text:list-item>
            <text:list-item>
              <text:p text:style-name="P9">Примеры использования JSX</text:p>
            </text:list-item>
          </text:list>
        </text:list-item>
        <text:list-item>
          <text:p text:style-name="P2"><text:span text:style-name="Strong_20_Emphasis">Компоненты и Props</text:span></text:p>
          <text:list>
            <text:list-item>
              <text:p text:style-name="P9">Создание компонентов в React</text:p>
            </text:list-item>
            <text:list-item>
              <text:p text:style-name="P9">Передача данных через props</text:p>
            </text:list-item>
            <text:list-item>
              <text:p text:style-name="P2">Примеры компонентов и их использования</text:p>
            </text:list-item>
          </text:list>
        </text:list-item>
      </text:list>
      <text:h text:style-name="P16" text:outline-level="2">Часть 2: Основные концепции React</text:h>
      <text:list xml:id="list1568180559265902448" text:style-name="L2">
        <text:list-item>
          <text:p text:style-name="P3"><text:span text:style-name="Strong_20_Emphasis">Состояние и жизненный цикл компонентов</text:span></text:p>
          <text:list>
            <text:list-item>
              <text:p text:style-name="P10">Управление состоянием компонентов</text:p>
            </text:list-item>
            <text:list-item>
              <text:p text:style-name="P10">Работа с жизненным циклом компонентов</text:p>
            </text:list-item>
          </text:list>
        </text:list-item>
        <text:list-item>
          <text:p text:style-name="P3"><text:span text:style-name="Strong_20_Emphasis">События и обработка событий</text:span></text:p>
          <text:list>
            <text:list-item>
              <text:p text:style-name="P10">Обработка событий в React</text:p>
            </text:list-item>
            <text:list-item>
              <text:p text:style-name="P10">Привязка обработчиков событий</text:p>
            </text:list-item>
          </text:list>
        </text:list-item>
        <text:list-item>
          <text:p text:style-name="P3"><text:span text:style-name="Strong_20_Emphasis">Условный рендеринг и списки</text:span></text:p>
          <text:list>
            <text:list-item>
              <text:p text:style-name="P10">Условный рендеринг компонентов</text:p>
            </text:list-item>
            <text:list-item>
              <text:p text:style-name="P3">Работа со списками данных в React</text:p>
            </text:list-item>
          </text:list>
        </text:list-item>
      </text:list>
      <text:h text:style-name="P16" text:outline-level="2">Часть 3: Углубленное изучение React</text:h>
      <text:list xml:id="list6446376401762903286" text:style-name="L3">
        <text:list-item>
          <text:p text:style-name="P4"><text:span text:style-name="Strong_20_Emphasis">Hooks</text:span></text:p>
          <text:list>
            <text:list-item>
              <text:p text:style-name="P11">Введение в React Hooks</text:p>
            </text:list-item>
            <text:list-item>
              <text:p text:style-name="P11">Использование useState, useEffect и других хуков</text:p>
            </text:list-item>
          </text:list>
        </text:list-item>
        <text:list-item>
          <text:p text:style-name="P4"><text:span text:style-name="Strong_20_Emphasis">Работа с формами в React</text:span></text:p>
          <text:list>
            <text:list-item>
              <text:p text:style-name="P11">Управляемые и неуправляемые компоненты форм</text:p>
            </text:list-item>
            <text:list-item>
              <text:p text:style-name="P11">Валидация форм</text:p>
            </text:list-item>
          </text:list>
        </text:list-item>
        <text:list-item>
          <text:p text:style-name="P4"><text:span text:style-name="Strong_20_Emphasis">Контекст и порталы</text:span></text:p>
          <text:list>
            <text:list-item>
              <text:p text:style-name="P11">Использование контекста для передачи данных в дереве компонентов</text:p>
            </text:list-item>
            <text:list-item>
              <text:p text:style-name="P4">Порталы для рендеринга в другие DOM-узлы</text:p>
            </text:list-item>
          </text:list>
        </text:list-item>
      </text:list>
      <text:h text:style-name="P16" text:outline-level="2"><text:soft-page-break/>Часть 4: Углубленные темы React</text:h>
      <text:list xml:id="list8478945673921089475" text:style-name="L4">
        <text:list-item>
          <text:p text:style-name="P5"><text:span text:style-name="Strong_20_Emphasis">Роутинг в React</text:span></text:p>
          <text:list>
            <text:list-item>
              <text:p text:style-name="P12">Реализация навигации в приложении с помощью React Router</text:p>
            </text:list-item>
          </text:list>
        </text:list-item>
        <text:list-item>
          <text:p text:style-name="P5"><text:span text:style-name="Strong_20_Emphasis">Управление состоянием с помощью Redux</text:span></text:p>
          <text:list>
            <text:list-item>
              <text:p text:style-name="P12">Введение в управление глобальным состоянием с использованием Redux</text:p>
            </text:list-item>
          </text:list>
        </text:list-item>
        <text:list-item>
          <text:p text:style-name="P5"><text:span text:style-name="Strong_20_Emphasis">Тестирование React-приложений</text:span></text:p>
          <text:list>
            <text:list-item>
              <text:p text:style-name="P5">Методы тестирования компонентов и функциональности React</text:p>
            </text:list-item>
          </text:list>
        </text:list-item>
      </text:list>
      <text:h text:style-name="P16" text:outline-level="2">Часть 5: Продвинутые темы React</text:h>
      <text:list xml:id="list5269058953045103814" text:style-name="L5">
        <text:list-item>
          <text:p text:style-name="P6"><text:span text:style-name="Strong_20_Emphasis">Server-Side Rendering (SSR) и React</text:span></text:p>
          <text:list>
            <text:list-item>
              <text:p text:style-name="P13">Рендеринг на стороне сервера с помощью React</text:p>
            </text:list-item>
          </text:list>
        </text:list-item>
        <text:list-item>
          <text:p text:style-name="P6"><text:span text:style-name="Strong_20_Emphasis">Производительность и оптимизация</text:span></text:p>
          <text:list>
            <text:list-item>
              <text:p text:style-name="P13">Оптимизация производительности React-приложений</text:p>
            </text:list-item>
            <text:list-item>
              <text:p text:style-name="P6">Методы и инструменты для улучшения производительности</text:p>
            </text:list-item>
          </text:list>
        </text:list-item>
      </text:list>
      <text:h text:style-name="P16" text:outline-level="2">Часть 6: Интеграция с другими технологиями</text:h>
      <text:list xml:id="list2528828081820571469" text:style-name="L6">
        <text:list-item>
          <text:p text:style-name="P7"><text:span text:style-name="Strong_20_Emphasis">Работа с API и AJAX в React</text:span></text:p>
          <text:list>
            <text:list-item>
              <text:p text:style-name="P14">Вызовы API и обработка данных</text:p>
            </text:list-item>
          </text:list>
        </text:list-item>
        <text:list-item>
          <text:p text:style-name="P7"><text:span text:style-name="Strong_20_Emphasis">Интеграция с библиотеками и фреймворками</text:span></text:p>
          <text:list>
            <text:list-item>
              <text:p text:style-name="P7">Использование React с различными библиотеками и фреймворками</text:p>
            </text:list-item>
          </text:list>
        </text:list-item>
      </text:list>
      <text:h text:style-name="P16" text:outline-level="2">Часть 7: Практические примеры и проекты</text:h>
      <text:list xml:id="list3668322723754294465" text:style-name="L7">
        <text:list-item>
          <text:p text:style-name="P8"><text:span text:style-name="Strong_20_Emphasis">Проектирование и разработка приложений</text:span></text:p>
          <text:list>
            <text:list-item>
              <text:p text:style-name="P15">Практические примеры разработки приложений с использованием React</text:p>
            </text:list-item>
          </text:list>
        </text:list-item>
        <text:list-item>
          <text:p text:style-name="P8"><text:span text:style-name="Strong_20_Emphasis">Развертывание React-приложений</text:span></text:p>
          <text:list>
            <text:list-item>
              <text:p text:style-name="P15">Способы развертывания React-приложений на сервере</text:p>
            </text:list-item>
          </text:list>
        </text:list-item>
        <text:list-item>
          <text:p text:style-name="P8"><text:span text:style-name="Strong_20_Emphasis">Лучшие практики и советы по разработке на React</text:span></text:p>
          <text:list>
            <text:list-item>
              <text:p text:style-name="P15">Оптимальные подходы к разработке на React</text:p>
            </text:list-item>
            <text:list-item>
              <text:p text:style-name="P8">Рекомендации и советы по улучшению качества кода</text:p>
            </text:list-item>
          </text:list>
        </text:list-item>
      </text:list>
      <text:p text:style-name="P1">Это лишь общая структура. Каждая тема может быть дополнена практическими примерами, упражнениями и ссылками на ресурсы для более глубокого изучения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2-02T19:28:47.13</dc:date>
    <meta:document-statistic meta:table-count="0" meta:image-count="0" meta:object-count="0" meta:page-count="2" meta:paragraph-count="59" meta:word-count="369" meta:character-count="2434"/>
    <dc:creator>Dima Wide</dc:creator>
    <meta:user-defined meta:name="Info 1"/>
    <meta:user-defined meta:name="Info 2"/>
    <meta:user-defined meta:name="Info 3"/>
    <meta:user-defined meta:name="Info 4"/>
  </office:meta>
</office:document-meta>
</file>